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ce4"/>
        <table:table-row table:style-name="ro2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 Changement position dans le 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44 Attention format de date différent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Code référence LPP</text:p>
          </table:table-cell>
          <table:table-cell office:value-type="string" calcext:value-type="string">
            <text:p>CRLPP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Tarif référence LPP ou Prix Unitaire sur devis</text:p>
          </table:table-cell>
          <table:table-cell office:value-type="string" calcext:value-type="string">
            <text:p>TRLPP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2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total facturé</text:p>
          </table:table-cell>
          <table:table-cell office:value-type="string" calcext:value-type="string">
            <text:p>MT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9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Prix d'achat unitaire</text:p>
          </table:table-cell>
          <table:table-cell office:value-type="string" calcext:value-type="string">
            <text:p>P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86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93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100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office:annotation draw:style-name="gr9" draw:text-style-name="P1" svg:width="12.587cm" svg:height="5.366cm" svg:x="1.267cm" svg:y="10.043cm" draw:caption-point-x="0cm" draw:caption-point-y="0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2" table:number-rows-repeated="104855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office:value-type="string" calcext:value-type="string">
            <text:p>Infos du RSFA, prises sur le manuel PREFACE 2.6.2.0 au paragraphe 6.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 format est applicable à partir de M03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70%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29:41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1" style:display-name="PageStyle_Feuil1 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30:23.841000000</dc:date>
    <meta:editing-duration>PT2H57M54S</meta:editing-duration>
    <meta:editing-cycles>41</meta:editing-cycles>
    <meta:document-statistic meta:table-count="2" meta:cell-count="208" meta:object-count="0"/>
  </office:meta>
</office:document-meta>
</file>